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8000000987C83379720FEBF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741cm" svg:stroke-color="#eeeeee" draw:marker-start-width="1.311cm" draw:marker-end-width="1.311cm" draw:fill="solid" draw:textarea-vertical-align="middle" fo:padding-top="0.495cm" fo:padding-bottom="0.495cm" fo:padding-left="0.62cm" fo:padding-right="0.62cm"/>
    </style:style>
    <style:style style:name="gr3" style:family="graphic" style:parent-style-name="objectwithoutfill">
      <style:graphic-properties svg:stroke-width="0.741cm" svg:stroke-color="#eeeeee" draw:marker-start-width="1.311cm" draw:marker-end-width="1.311cm" draw:fill="solid" draw:fill-color="#eeeeee" draw:textarea-vertical-align="middle" fo:padding-top="0.495cm" fo:padding-bottom="0.495cm" fo:padding-left="0.62cm" fo:padding-right="0.62cm"/>
    </style:style>
    <style:style style:name="gr4" style:family="graphic" style:parent-style-name="standard">
      <style:graphic-properties draw:stroke="none" draw:fill="gradient" draw:fill-color="#1f3396" draw:fill-gradient-name="Gradient_20_21" draw:opacity="100%" draw:textarea-horizontal-align="justify" draw:textarea-vertical-align="middle" draw:auto-grow-height="false" fo:min-height="1.094cm" fo:min-width="0.844cm"/>
    </style:style>
    <style:style style:name="gr5" style:family="graphic" style:parent-style-name="standard">
      <style:graphic-properties draw:stroke="none" draw:fill="gradient" draw:fill-color="#1f3396" draw:fill-gradient-name="Gradient_20_16" draw:opacity="100%" draw:textarea-horizontal-align="justify" draw:textarea-vertical-align="middle" draw:auto-grow-height="false" fo:min-height="1.094cm" fo:min-width="0.844cm"/>
    </style:style>
    <style:style style:name="gr6" style:family="graphic" style:parent-style-name="standard">
      <style:graphic-properties draw:stroke="none" draw:fill="gradient" draw:fill-color="#1f3396" draw:fill-gradient-name="Gradient_20_22" draw:opacity="100%" draw:textarea-horizontal-align="justify" draw:textarea-vertical-align="middle" draw:auto-grow-height="false" fo:min-height="1.094cm" fo:min-width="0.844cm"/>
    </style:style>
    <style:style style:name="gr7" style:family="graphic" style:parent-style-name="standard">
      <style:graphic-properties draw:stroke="none" draw:fill="gradient" draw:fill-color="#962020" draw:fill-gradient-name="Gradient_20_14" draw:opacity="100%" draw:textarea-horizontal-align="justify" draw:textarea-vertical-align="middle" draw:auto-grow-height="false" fo:min-height="1.094cm" fo:min-width="0.844cm"/>
    </style:style>
    <style:style style:name="gr8" style:family="graphic" style:parent-style-name="standard">
      <style:graphic-properties draw:stroke="none" draw:fill="gradient" draw:fill-color="#47961f" draw:fill-gradient-name="Gradient_20_18" draw:opacity="100%" draw:textarea-horizontal-align="justify" draw:textarea-vertical-align="middle" draw:auto-grow-height="false" fo:min-height="1.094cm" fo:min-width="0.844cm"/>
    </style:style>
    <style:style style:name="gr9" style:family="graphic" style:parent-style-name="objectwithoutfill">
      <style:graphic-properties svg:stroke-width="0.741cm" svg:stroke-color="#666666" draw:marker-start-width="1.311cm" draw:marker-end-width="1.311cm" draw:fill="solid" draw:textarea-vertical-align="middle" fo:padding-top="0.495cm" fo:padding-bottom="0.495cm" fo:padding-left="0.62cm" fo:padding-right="0.62cm"/>
    </style:style>
    <style:style style:name="gr10" style:family="graphic" style:parent-style-name="objectwithoutfill">
      <style:graphic-properties svg:stroke-width="0.741cm" svg:stroke-color="#666666" draw:marker-start-width="1.311cm" draw:marker-end-width="1.311cm" draw:fill="solid" draw:fill-color="#eeeeee" draw:textarea-vertical-align="middle" fo:padding-top="0.495cm" fo:padding-bottom="0.495cm" fo:padding-left="0.62cm" fo:padding-right="0.62cm"/>
    </style:style>
    <style:style style:name="gr11" style:family="graphic" style:parent-style-name="standard">
      <style:graphic-properties draw:fill-color="#c87a80" draw:textarea-horizontal-align="justify" draw:textarea-vertical-align="middle" draw:auto-grow-height="false" fo:min-height="0.35cm" fo:min-width="0.3cm"/>
    </style:style>
    <style:style style:name="gr12" style:family="graphic" style:parent-style-name="standard">
      <style:graphic-properties draw:fill-color="#9cc87a" draw:textarea-horizontal-align="justify" draw:textarea-vertical-align="middle" draw:auto-grow-height="false" fo:min-height="0.35cm" fo:min-width="0.5cm"/>
    </style:style>
    <style:style style:name="gr13" style:family="graphic" style:parent-style-name="standard">
      <style:graphic-properties draw:fill-color="#7a8fc8" draw:textarea-horizontal-align="justify" draw:textarea-vertical-align="middle" draw:auto-grow-height="false" fo:min-height="0.75cm" fo:min-width="0.9cm"/>
    </style:style>
    <style:style style:name="gr14" style:family="graphic" style:parent-style-name="standard">
      <style:graphic-properties draw:fill-color="#962020" draw:textarea-horizontal-align="justify" draw:textarea-vertical-align="middle" draw:auto-grow-height="false" fo:min-height="0.35cm" fo:min-width="0.3cm"/>
    </style:style>
    <style:style style:name="gr15" style:family="graphic" style:parent-style-name="standard">
      <style:graphic-properties draw:fill-color="#47961f" draw:textarea-horizontal-align="justify" draw:textarea-vertical-align="middle" draw:auto-grow-height="false" fo:min-height="0.35cm" fo:min-width="0.5cm"/>
    </style:style>
    <style:style style:name="gr16" style:family="graphic" style:parent-style-name="standard">
      <style:graphic-properties draw:fill-color="#1f3396" draw:textarea-horizontal-align="justify" draw:textarea-vertical-align="middle" draw:auto-grow-height="false" fo:min-height="0.75cm" fo:min-width="0.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margin-left="0cm" fo:margin-right="0cm" fo:text-align="center" fo:text-indent="0cm"/>
    </style:style>
    <style:style style:name="P2" style:family="paragraph">
      <loext:graphic-properties draw:fill="solid"/>
      <style:paragraph-properties fo:margin-left="0cm" fo:margin-right="0cm" fo:text-align="center" fo:text-indent="0cm"/>
    </style:style>
    <style:style style:name="P3" style:family="paragraph">
      <loext:graphic-properties draw:fill="solid" draw:fill-color="#eeeeee"/>
      <style:paragraph-properties fo:margin-left="0cm" fo:margin-right="0cm" fo:text-align="center" fo:text-indent="0cm"/>
    </style:style>
    <style:style style:name="P4" style:family="paragraph">
      <loext:graphic-properties draw:fill="gradient" draw:fill-color="#1f3396" draw:fill-gradient-name="Gradient_20_21" draw:opacity="100%"/>
      <style:paragraph-properties fo:margin-left="0cm" fo:margin-right="0cm" fo:text-align="center" fo:text-indent="0cm"/>
    </style:style>
    <style:style style:name="P5" style:family="paragraph">
      <loext:graphic-properties draw:fill="gradient" draw:fill-color="#1f3396" draw:fill-gradient-name="Gradient_20_16" draw:opacity="100%"/>
      <style:paragraph-properties fo:margin-left="0cm" fo:margin-right="0cm" fo:text-align="center" fo:text-indent="0cm"/>
    </style:style>
    <style:style style:name="P6" style:family="paragraph">
      <loext:graphic-properties draw:fill="gradient" draw:fill-color="#1f3396" draw:fill-gradient-name="Gradient_20_22" draw:opacity="100%"/>
      <style:paragraph-properties fo:margin-left="0cm" fo:margin-right="0cm" fo:text-align="center" fo:text-indent="0cm"/>
    </style:style>
    <style:style style:name="P7" style:family="paragraph">
      <loext:graphic-properties draw:fill="gradient" draw:fill-color="#962020" draw:fill-gradient-name="Gradient_20_14" draw:opacity="100%"/>
      <style:paragraph-properties fo:margin-left="0cm" fo:margin-right="0cm" fo:text-align="center" fo:text-indent="0cm"/>
    </style:style>
    <style:style style:name="P8" style:family="paragraph">
      <loext:graphic-properties draw:fill="gradient" draw:fill-color="#47961f" draw:fill-gradient-name="Gradient_20_18" draw:opacity="100%"/>
      <style:paragraph-properties fo:margin-left="0cm" fo:margin-right="0cm" fo:text-align="center" fo:text-indent="0cm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loext:graphic-properties draw:fill="gradient" draw:fill-color="#1f3396" draw:fill-gradient-name="Gradient_20_21" draw:opacity="100%"/>
      <style:paragraph-properties fo:text-align="center"/>
    </style:style>
    <style:style style:name="P13" style:family="paragraph">
      <loext:graphic-properties draw:fill="gradient" draw:fill-color="#1f3396" draw:fill-gradient-name="Gradient_20_16" draw:opacity="100%"/>
      <style:paragraph-properties fo:text-align="center"/>
    </style:style>
    <style:style style:name="P14" style:family="paragraph">
      <loext:graphic-properties draw:fill="gradient" draw:fill-color="#1f3396" draw:fill-gradient-name="Gradient_20_22" draw:opacity="100%"/>
      <style:paragraph-properties fo:text-align="center"/>
    </style:style>
    <style:style style:name="P15" style:family="paragraph">
      <loext:graphic-properties draw:fill="gradient" draw:fill-color="#962020" draw:fill-gradient-name="Gradient_20_14" draw:opacity="100%"/>
      <style:paragraph-properties fo:text-align="center"/>
    </style:style>
    <style:style style:name="P16" style:family="paragraph">
      <loext:graphic-properties draw:fill="gradient" draw:fill-color="#47961f" draw:fill-gradient-name="Gradient_20_18" draw:opacity="100%"/>
      <style:paragraph-properties fo:text-align="center"/>
    </style:style>
    <style:style style:name="P17" style:family="paragraph">
      <loext:graphic-properties draw:fill-color="#c87a80"/>
      <style:paragraph-properties fo:text-align="center"/>
    </style:style>
    <style:style style:name="P18" style:family="paragraph">
      <loext:graphic-properties draw:fill-color="#9cc87a"/>
      <style:paragraph-properties fo:text-align="center"/>
    </style:style>
    <style:style style:name="P19" style:family="paragraph">
      <loext:graphic-properties draw:fill-color="#7a8fc8"/>
      <style:paragraph-properties fo:text-align="center"/>
    </style:style>
    <style:style style:name="P20" style:family="paragraph">
      <loext:graphic-properties draw:fill-color="#962020"/>
      <style:paragraph-properties fo:text-align="center"/>
    </style:style>
    <style:style style:name="P21" style:family="paragraph">
      <loext:graphic-properties draw:fill-color="#47961f"/>
      <style:paragraph-properties fo:text-align="center"/>
    </style:style>
    <style:style style:name="P22" style:family="paragraph">
      <loext:graphic-properties draw:fill-color="#1f3396"/>
      <style:paragraph-properties fo:text-align="center"/>
    </style:style>
    <style:style style:name="P2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cm" svg:height="0.3cm" svg:x="1.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cm" svg:height="0.3cm" svg:x="4.55cm" svg:y="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3cm" svg:height="0.3cm" svg:x="4.55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.4cm" svg:y1="3.25cm" svg:x2="4.55cm" svg:y2="3.8cm" draw:start-shape="id1" draw:start-glue-point="10" draw:end-shape="id2" draw:end-glue-point="6" svg:d="M1400 3250l3150 550" svg:viewBox="0 0 3151 551">
          <text:p/>
        </draw:connector>
        <draw:connector draw:style-name="gr2" draw:text-style-name="P2" draw:layer="layout" draw:type="line" svg:x1="1.25cm" svg:y1="3.1cm" svg:x2="4.55cm" svg:y2="0.952cm" draw:start-shape="id1" draw:start-glue-point="4" draw:end-shape="id3" draw:end-glue-point="6" svg:d="M1250 3100l3300-2148" svg:viewBox="0 0 3301 2149">
          <text:p/>
        </draw:connector>
        <draw:connector draw:style-name="gr2" draw:text-style-name="P2" draw:layer="layout" draw:type="line" svg:x1="4.7cm" svg:y1="1.102cm" svg:x2="4.7cm" svg:y2="3.65cm" draw:start-shape="id3" draw:start-glue-point="8" draw:end-shape="id2" draw:end-glue-point="4" svg:d="M4700 1102v2548" svg:viewBox="0 0 1 2549">
          <text:p/>
        </draw:connector>
        <draw:custom-shape draw:style-name="gr1" draw:text-style-name="P1" xml:id="id6" draw:id="id6" draw:layer="layout" svg:width="0.3cm" svg:height="0.3cm" svg:x="1.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cm" svg:height="0.3cm" svg:x="4.55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3cm" svg:height="0.3cm" svg:x="8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3cm" svg:height="0.3cm" svg:x="8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85cm" svg:y1="8.452cm" svg:x2="8.044cm" svg:y2="6.358cm" draw:start-shape="id4" draw:start-glue-point="10" draw:end-shape="id5" draw:end-glue-point="7" svg:d="M4850 8452l3194-2094" svg:viewBox="0 0 3195 2095">
          <text:p/>
        </draw:connector>
        <draw:connector draw:style-name="gr2" draw:text-style-name="P2" draw:layer="layout" draw:type="line" svg:x1="1.4cm" svg:y1="6.251cm" svg:x2="4.594cm" svg:y2="3.906cm" draw:start-shape="id6" draw:start-glue-point="10" draw:end-shape="id2" draw:end-glue-point="7" svg:d="M1400 6251l3194-2345" svg:viewBox="0 0 3195 2346">
          <text:p/>
        </draw:connector>
        <draw:connector draw:style-name="gr3" draw:text-style-name="P3" draw:layer="layout" draw:type="line" svg:x1="1.356cm" svg:y1="6.357cm" svg:x2="4.55cm" svg:y2="8.452cm" draw:start-shape="id6" draw:start-glue-point="9" draw:end-shape="id4" draw:end-glue-point="6" svg:d="M1356 6357l3194 2095" svg:viewBox="0 0 3195 2096">
          <text:p/>
        </draw:connector>
        <draw:connector draw:style-name="gr2" draw:text-style-name="P2" draw:layer="layout" draw:type="line" svg:x1="4.85cm" svg:y1="3.8cm" svg:x2="8cm" svg:y2="3.251cm" draw:start-shape="id2" draw:start-glue-point="10" draw:end-shape="id7" draw:end-glue-point="6" svg:d="M4850 3800l3150-549" svg:viewBox="0 0 3151 550">
          <text:p/>
        </draw:connector>
        <draw:connector draw:style-name="gr3" draw:text-style-name="P3" draw:layer="layout" draw:type="line" svg:x1="4.806cm" svg:y1="3.906cm" svg:x2="8cm" svg:y2="6.252cm" draw:start-shape="id2" draw:start-glue-point="9" draw:end-shape="id5" draw:end-glue-point="6" svg:d="M4806 3906l3194 2346" svg:viewBox="0 0 3195 2347">
          <text:p/>
        </draw:connector>
        <draw:connector draw:style-name="gr3" draw:text-style-name="P3" draw:layer="layout" draw:type="line" svg:x1="1.25cm" svg:y1="6.101cm" svg:x2="1.25cm" svg:y2="3.4cm" draw:start-shape="id6" draw:start-glue-point="4" draw:end-shape="id1" draw:end-glue-point="8" svg:d="M1250 6101v-2701" svg:viewBox="0 0 1 2702">
          <text:p/>
        </draw:connector>
        <draw:connector draw:style-name="gr3" draw:text-style-name="P3" draw:layer="layout" draw:type="line" svg:x1="8.15cm" svg:y1="6.102cm" svg:x2="8.15cm" svg:y2="3.401cm" draw:start-shape="id5" draw:start-glue-point="4" draw:end-shape="id7" draw:end-glue-point="8" svg:d="M8150 6102v-2701" svg:viewBox="0 0 1 2702">
          <text:p/>
        </draw:connector>
        <draw:connector draw:style-name="gr3" draw:text-style-name="P3" draw:layer="layout" draw:type="line" svg:x1="8.15cm" svg:y1="3.101cm" svg:x2="4.85cm" svg:y2="0.952cm" draw:start-shape="id7" draw:start-glue-point="4" draw:end-shape="id3" draw:end-glue-point="10" svg:d="M8150 3101l-3300-2149" svg:viewBox="0 0 3301 2150">
          <text:p/>
        </draw:connector>
        <draw:custom-shape draw:style-name="gr4" draw:text-style-name="P4" draw:layer="layout" svg:width="1.9cm" svg:height="1.9cm" svg:x="0.3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cm" svg:height="1.9cm" svg:x="7.2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cm" svg:height="1.9cm" svg:x="0.3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cm" svg:height="1.9cm" svg:x="7.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9cm" svg:height="1.9cm" svg:x="3.75cm" svg:y="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cm" svg:height="1.9cm" svg:x="3.75cm" svg:y="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9cm" svg:height="1.9cm" svg:x="3.75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9" xml:id="id8" draw:id="id8" draw:layer="layout" svg:width="0.3cm" svg:height="0.3cm" svg:x="1.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0" draw:id="id10" draw:layer="layout" svg:width="0.3cm" svg:height="0.3cm" svg:x="4.55cm" svg:y="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9" draw:id="id9" draw:layer="layout" svg:width="0.3cm" svg:height="0.3cm" svg:x="4.55cm" svg:y="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4cm" svg:y1="3.25cm" svg:x2="4.55cm" svg:y2="3.8cm" draw:start-shape="id8" draw:start-glue-point="10" draw:end-shape="id9" draw:end-glue-point="6" svg:d="M1400 3250l3150 550" svg:viewBox="0 0 3151 551">
          <text:p/>
        </draw:connector>
        <draw:connector draw:style-name="gr9" draw:text-style-name="P10" draw:layer="layout" draw:type="line" svg:x1="1.25cm" svg:y1="3.1cm" svg:x2="4.55cm" svg:y2="0.952cm" draw:start-shape="id8" draw:start-glue-point="4" draw:end-shape="id10" draw:end-glue-point="6" svg:d="M1250 3100l3300-2148" svg:viewBox="0 0 3301 2149">
          <text:p/>
        </draw:connector>
        <draw:connector draw:style-name="gr9" draw:text-style-name="P10" draw:layer="layout" draw:type="line" svg:x1="4.7cm" svg:y1="1.102cm" svg:x2="4.7cm" svg:y2="3.65cm" draw:start-shape="id10" draw:start-glue-point="8" draw:end-shape="id9" draw:end-glue-point="4" svg:d="M4700 1102v2548" svg:viewBox="0 0 1 2549">
          <text:p/>
        </draw:connector>
        <draw:custom-shape draw:style-name="gr1" draw:text-style-name="P9" xml:id="id13" draw:id="id13" draw:layer="layout" svg:width="0.3cm" svg:height="0.3cm" svg:x="1.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1" draw:id="id11" draw:layer="layout" svg:width="0.3cm" svg:height="0.3cm" svg:x="4.55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2" draw:id="id12" draw:layer="layout" svg:width="0.3cm" svg:height="0.3cm" svg:x="8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9" xml:id="id14" draw:id="id14" draw:layer="layout" svg:width="0.3cm" svg:height="0.3cm" svg:x="8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4.85cm" svg:y1="8.452cm" svg:x2="8.044cm" svg:y2="6.358cm" draw:start-shape="id11" draw:start-glue-point="10" draw:end-shape="id12" draw:end-glue-point="7" svg:d="M4850 8452l3194-2094" svg:viewBox="0 0 3195 2095">
          <text:p/>
        </draw:connector>
        <draw:connector draw:style-name="gr9" draw:text-style-name="P10" draw:layer="layout" draw:type="line" svg:x1="1.4cm" svg:y1="6.251cm" svg:x2="4.594cm" svg:y2="3.906cm" draw:start-shape="id13" draw:start-glue-point="10" draw:end-shape="id9" draw:end-glue-point="7" svg:d="M1400 6251l3194-2345" svg:viewBox="0 0 3195 2346">
          <text:p/>
        </draw:connector>
        <draw:connector draw:style-name="gr10" draw:text-style-name="P11" draw:layer="layout" draw:type="line" svg:x1="1.356cm" svg:y1="6.357cm" svg:x2="4.55cm" svg:y2="8.452cm" draw:start-shape="id13" draw:start-glue-point="9" draw:end-shape="id11" draw:end-glue-point="6" svg:d="M1356 6357l3194 2095" svg:viewBox="0 0 3195 2096">
          <text:p/>
        </draw:connector>
        <draw:connector draw:style-name="gr9" draw:text-style-name="P10" draw:layer="layout" draw:type="line" svg:x1="4.85cm" svg:y1="3.8cm" svg:x2="8cm" svg:y2="3.251cm" draw:start-shape="id9" draw:start-glue-point="10" draw:end-shape="id14" draw:end-glue-point="6" svg:d="M4850 3800l3150-549" svg:viewBox="0 0 3151 550">
          <text:p/>
        </draw:connector>
        <draw:connector draw:style-name="gr10" draw:text-style-name="P11" draw:layer="layout" draw:type="line" svg:x1="4.806cm" svg:y1="3.906cm" svg:x2="8cm" svg:y2="6.252cm" draw:start-shape="id9" draw:start-glue-point="9" draw:end-shape="id12" draw:end-glue-point="6" svg:d="M4806 3906l3194 2346" svg:viewBox="0 0 3195 2347">
          <text:p/>
        </draw:connector>
        <draw:connector draw:style-name="gr10" draw:text-style-name="P11" draw:layer="layout" draw:type="line" svg:x1="1.25cm" svg:y1="6.101cm" svg:x2="1.25cm" svg:y2="3.4cm" draw:start-shape="id13" draw:start-glue-point="4" draw:end-shape="id8" draw:end-glue-point="8" svg:d="M1250 6101v-2701" svg:viewBox="0 0 1 2702">
          <text:p/>
        </draw:connector>
        <draw:connector draw:style-name="gr10" draw:text-style-name="P11" draw:layer="layout" draw:type="line" svg:x1="8.15cm" svg:y1="6.102cm" svg:x2="8.15cm" svg:y2="3.401cm" draw:start-shape="id12" draw:start-glue-point="4" draw:end-shape="id14" draw:end-glue-point="8" svg:d="M8150 6102v-2701" svg:viewBox="0 0 1 2702">
          <text:p/>
        </draw:connector>
        <draw:connector draw:style-name="gr10" draw:text-style-name="P11" draw:layer="layout" draw:type="line" svg:x1="8.15cm" svg:y1="3.101cm" svg:x2="4.85cm" svg:y2="0.952cm" draw:start-shape="id14" draw:start-glue-point="4" draw:end-shape="id10" draw:end-glue-point="10" svg:d="M8150 3101l-3300-2149" svg:viewBox="0 0 3301 2150">
          <text:p/>
        </draw:connector>
        <draw:custom-shape draw:style-name="gr4" draw:text-style-name="P12" draw:layer="layout" svg:width="1.9cm" svg:height="1.9cm" svg:x="0.3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1.9cm" svg:height="1.9cm" svg:x="7.2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draw:layer="layout" svg:width="1.9cm" svg:height="1.9cm" svg:x="0.3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4" draw:layer="layout" svg:width="1.9cm" svg:height="1.9cm" svg:x="7.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1.9cm" svg:height="1.9cm" svg:x="3.75cm" svg:y="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1.9cm" svg:height="1.9cm" svg:x="3.75cm" svg:y="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draw:layer="layout" svg:width="1.9cm" svg:height="1.9cm" svg:x="3.75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1" draw:text-style-name="P17" draw:layer="layout" svg:width="0.8cm" svg:height="0.6cm" svg:x="2.681cm" svg:y="0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1cm" svg:height="0.6cm" svg:x="2.481cm" svg:y="2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.4cm" svg:height="1cm" svg:x="3.981cm" svg:y="0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0.8cm" svg:height="0.6cm" svg:x="4.081cm" svg:y="2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cm" svg:height="0.6cm" svg:x="3.881cm" svg:y="3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4cm" svg:height="1cm" svg:x="5.381cm" svg:y="2.1cm">
          <text:p/>
          <draw:enhanced-geometry svg:viewBox="0 0 21600 21600" draw:type="rectangle" draw:enhanced-path="M 0 0 L 21600 0 21600 21600 0 21600 0 0 Z N"/>
        </draw:custom-shape>
        <draw:frame draw:style-name="gr17" draw:text-style-name="P23" draw:layer="layout" svg:width="1.681cm" svg:height="1.681cm" svg:x="1.4cm" svg:y="5cm">
          <draw:image xlink:href="Pictures/1000020100000098000000987C83379720FEBF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4" draw:display-name="Gradient 14" draw:style="linear" draw:start-color="#c87a80" draw:end-color="#962020" draw:start-intensity="100%" draw:end-intensity="100%" draw:angle="30deg" draw:border="0%"/>
    <draw:gradient draw:name="Gradient_20_16" draw:display-name="Gradient 16" draw:style="linear" draw:start-color="#7a8fc8" draw:end-color="#1f3396" draw:start-intensity="100%" draw:end-intensity="100%" draw:angle="30deg" draw:border="0%"/>
    <draw:gradient draw:name="Gradient_20_18" draw:display-name="Gradient 18" draw:style="linear" draw:start-color="#9cc87a" draw:end-color="#47961f" draw:start-intensity="100%" draw:end-intensity="100%" draw:angle="30deg" draw:border="0%"/>
    <draw:gradient draw:name="Gradient_20_2" draw:display-name="Gradient 2" draw:style="linear" draw:start-color="#999999" draw:end-color="#111111" draw:start-intensity="100%" draw:end-intensity="100%" draw:angle="0deg" draw:border="0%"/>
    <draw:gradient draw:name="Gradient_20_21" draw:display-name="Gradient 21" draw:style="linear" draw:start-color="#7a8fc8" draw:end-color="#1f3396" draw:start-intensity="100%" draw:end-intensity="100%" draw:angle="30deg" draw:border="0%"/>
    <draw:gradient draw:name="Gradient_20_22" draw:display-name="Gradient 22" draw:style="linear" draw:start-color="#7a8fc8" draw:end-color="#1f3396" draw:start-intensity="100%" draw:end-intensity="100%" draw:angle="30deg" draw:border="0%"/>
    <draw:gradient draw:name="Gradient_20_25" draw:display-name="Gradient 25" draw:style="linear" draw:start-color="#999999" draw:end-color="#111111" draw:start-intensity="100%" draw:end-intensity="100%" draw:angle="30deg" draw:border="0%"/>
    <draw:gradient draw:name="Gradient_20_30" draw:display-name="Gradient 30" draw:style="radial" draw:cx="50%" draw:cy="50%" draw:start-color="#47961f" draw:end-color="#9cc87a" draw:start-intensity="100%" draw:end-intensity="100%" draw:border="0%"/>
    <draw:gradient draw:name="Gradient_20_33" draw:display-name="Gradient 33" draw:style="radial" draw:cx="50%" draw:cy="50%" draw:start-color="#962020" draw:end-color="#c87a80" draw:start-intensity="100%" draw:end-intensity="100%" draw:border="0%"/>
    <draw:gradient draw:name="Gradient_20_36" draw:display-name="Gradient 36" draw:style="radial" draw:cx="50%" draw:cy="50%" draw:start-color="#1f3396" draw:end-color="#7a8fc8" draw:start-intensity="100%" draw:end-intensity="100%" draw:border="0%"/>
    <draw:gradient draw:name="Gradient_20_39" draw:display-name="Gradient 39" draw:style="radial" draw:cx="50%" draw:cy="50%" draw:start-color="#111111" draw:end-color="#999999" draw:start-intensity="100%" draw:end-intensity="100%" draw:border="0%"/>
    <draw:gradient draw:name="Gradient_20_42" draw:display-name="Gradient 42" draw:style="linear" draw:start-color="#c87a80" draw:end-color="#1f3396" draw:start-intensity="100%" draw:end-intensity="100%" draw:angle="30deg" draw:border="0%"/>
    <draw:gradient draw:name="Gradient_20_43" draw:display-name="Gradient 43" draw:style="linear" draw:start-color="#9cc87a" draw:end-color="#1f3396" draw:start-intensity="100%" draw:end-intensity="100%" draw:angle="30deg" draw:border="0%"/>
    <draw:gradient draw:name="Gradient_20_44" draw:display-name="Gradient 44" draw:style="linear" draw:start-color="#7a8fc8" draw:end-color="#962020" draw:start-intensity="100%" draw:end-intensity="100%" draw:angle="30deg" draw:border="0%"/>
    <draw:gradient draw:name="Gradient_20_45" draw:display-name="Gradient 45" draw:style="linear" draw:start-color="#7a8fc8" draw:end-color="#47961f" draw:start-intensity="100%" draw:end-intensity="100%" draw:angle="30deg" draw:border="0%"/>
    <draw:gradient draw:name="Gradient_20_50" draw:display-name="Gradient 50" draw:style="linear" draw:start-color="#7a8fc8" draw:end-color="#1f3396" draw:start-intensity="100%" draw:end-intensity="100%" draw:angle="30deg" draw:border="0%"/>
    <draw:gradient draw:name="Gradient_20_54" draw:display-name="Gradient 54" draw:style="linear" draw:start-color="#666666" draw:end-color="#111111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4cm" fo:page-height="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30T11:28:28.088777516</meta:creation-date>
    <dc:date>2020-09-06T16:19:19.265390203</dc:date>
    <meta:editing-duration>PT56M37S</meta:editing-duration>
    <meta:editing-cycles>13</meta:editing-cycles>
    <meta:generator>LibreOffice/7.0.0.3$Linux_X86_64 LibreOffice_project/00$Build-3</meta:generator>
    <meta:document-statistic meta:object-count="57"/>
  </office:meta>
</office:document-meta>
</file>